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cmmi10" svg:font-family="cmmi10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fill-color="#00cc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svg:stroke-color="#ff3333" draw:fill="none" draw:fill-color="#00ccff" draw:textarea-vertical-align="middle"/>
    </style:style>
    <style:style style:name="gr3" style:family="graphic" style:parent-style-name="objectwithoutfill">
      <style:graphic-properties draw:stroke="solid" svg:stroke-color="#0066ff" draw:fill="none" draw:fill-color="#00ccff" draw:textarea-vertical-align="middle"/>
    </style:style>
    <style:style style:name="gr4" style:family="graphic" style:parent-style-name="standard">
      <style:graphic-properties draw:stroke="solid" svg:stroke-color="#000000" draw:fill="solid" draw:fill-color="#0066ff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color="#000000"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color="#ff3333" draw:fill="none" draw:textarea-vertical-align="middle"/>
    </style:style>
    <style:style style:name="gr8" style:family="graphic" style:parent-style-name="standard">
      <style:graphic-properties draw:stroke="solid" svg:stroke-color="#000000" draw:fill="solid" draw:fill-color="#b2b2b2" draw:textarea-horizontal-align="justify" draw:textarea-vertical-align="middle" draw:auto-grow-height="false"/>
    </style:style>
    <style:style style:name="gr9" style:family="graphic" style:parent-style-name="objectwithoutfill">
      <style:graphic-properties draw:marker-start="Arrowheads_20_1" draw:marker-end="Arrowheads_20_1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66ff" style:font-name="cmmi10"/>
    </style:style>
    <style:style style:name="P3" style:family="paragraph">
      <style:text-properties style:use-window-font-color="true" style:font-name="cmr10"/>
    </style:style>
    <style:style style:name="P4" style:family="paragraph">
      <style:text-properties fo:color="#008000" style:font-name="cmr10"/>
    </style:style>
    <style:style style:name="P5" style:family="paragraph">
      <style:text-properties fo:color="#ff3333" style:font-name="cmmi10"/>
    </style:style>
    <style:style style:name="P6" style:family="paragraph">
      <style:text-properties style:font-name="cmmi10" fo:font-size="16pt" style:font-size-asian="16pt" style:font-size-complex="16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color="#0066ff" style:text-position="sub 80%" style:font-name="cmmi10" fo:font-size="18pt" style:font-size-asian="18pt" style:font-size-complex="18pt"/>
    </style:style>
    <style:style style:name="T2" style:family="text">
      <style:text-properties fo:color="#0066ff" style:text-position="sub 60%" style:font-name="cmr10" fo:font-size="18pt" style:font-size-asian="18pt" style:font-size-complex="18pt"/>
    </style:style>
    <style:style style:name="T3" style:family="text">
      <style:text-properties style:use-window-font-color="true" style:font-name="cmmi10"/>
    </style:style>
    <style:style style:name="T4" style:family="text">
      <style:text-properties style:use-window-font-color="true" style:font-name="cmr10"/>
    </style:style>
    <style:style style:name="T5" style:family="text">
      <style:text-properties fo:color="#0066ff" style:text-position="0% 100%" style:font-name="cmmi10" fo:font-size="18pt" style:font-size-asian="18pt" style:font-size-complex="18pt"/>
    </style:style>
    <style:style style:name="T6" style:family="text">
      <style:text-properties fo:color="#0066ff" style:text-position="super 58%" style:font-name="cmr10" fo:font-size="18pt" style:font-size-asian="18pt" style:font-size-complex="18pt"/>
    </style:style>
    <style:style style:name="T7" style:family="text">
      <style:text-properties fo:color="#0066ff" style:text-position="sub 80%" style:font-name="cmr10" fo:font-size="18pt" style:font-size-asian="18pt" style:font-size-complex="18pt"/>
    </style:style>
    <style:style style:name="T8" style:family="text">
      <style:text-properties fo:color="#0066ff" style:text-position="0% 100%" style:font-name="cmr10" fo:font-size="18pt" style:font-size-asian="18pt" style:font-size-complex="18pt"/>
    </style:style>
    <style:style style:name="T9" style:family="text">
      <style:text-properties fo:color="#000000" style:text-position="0% 100%" style:font-name="cmr10" fo:font-size="18pt" style:font-size-asian="18pt" style:font-size-complex="18pt"/>
    </style:style>
    <style:style style:name="T10" style:family="text">
      <style:text-properties fo:color="#ff3333" style:text-position="0% 100%" style:font-name="cmmi10" fo:font-size="18pt" style:font-size-asian="18pt" style:font-size-complex="18pt"/>
    </style:style>
    <style:style style:name="T11" style:family="text">
      <style:text-properties fo:color="#ff3333" style:text-position="super 58%" style:font-name="cmr10" fo:font-size="18pt" style:font-size-asian="18pt" style:font-size-complex="18pt"/>
    </style:style>
    <style:style style:name="T12" style:family="text">
      <style:text-properties fo:color="#ff3333" style:text-position="sub 80%" style:font-name="cmr10" fo:font-size="18pt" style:font-size-asian="18pt" style:font-size-complex="18pt"/>
    </style:style>
    <style:style style:name="T13" style:family="text">
      <style:text-properties fo:color="#008000" style:text-position="0% 100%" style:font-name="cmr10"/>
    </style:style>
    <style:style style:name="T14" style:family="text">
      <style:text-properties fo:color="#ff3333" style:text-position="sub 80%" style:font-name="cmmi10" fo:font-size="18pt" style:font-size-asian="18pt" style:font-size-complex="18pt"/>
    </style:style>
    <style:style style:name="T15" style:family="text">
      <style:text-properties fo:color="#ff3333" style:text-position="sub 60%" style:font-name="cmr10" fo:font-size="18pt" style:font-size-asian="18pt" style:font-size-complex="18pt"/>
    </style:style>
    <style:style style:name="T16" style:family="text">
      <style:text-properties style:font-name="cmmi10" fo:font-size="16pt" style:font-size-asian="16pt" style:font-size-complex="16pt"/>
    </style:style>
    <style:style style:name="T17" style:family="text">
      <style:text-properties style:text-position="sub 60%" style:font-name="cmr1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74cm" svg:height="7.651cm" svg:x="1.138cm" svg:y="0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206cm" svg:y1="4.484cm" svg:x2="9.192cm" svg:y2="2.949cm" draw:start-shape="id1" draw:start-glue-point="10" draw:end-shape="id2" draw:end-glue-point="3" svg:d="M5206 4484l3986-1535" svg:viewBox="0 0 3987 1536">
          <text:p/>
        </draw:connector>
        <draw:connector draw:style-name="gr3" draw:text-style-name="P1" draw:layer="layout" draw:type="line" svg:x1="4.989cm" svg:y1="4.574cm" svg:x2="6.707cm" svg:y2="2.404cm" draw:start-shape="id1" draw:start-glue-point="7" draw:end-shape="id3" draw:end-glue-point="11" svg:d="M4989 4574l1718-2170" svg:viewBox="0 0 1719 2171">
          <text:p/>
        </draw:connector>
        <draw:connector draw:style-name="gr2" draw:text-style-name="P1" draw:layer="layout" draw:type="line" svg:x1="5.169cm" svg:y1="4.394cm" svg:x2="2.671cm" svg:y2="6.697cm" draw:start-shape="id1" draw:start-glue-point="11" draw:end-shape="id4" draw:end-glue-point="7" svg:d="M5169 4394l-2498 2303" svg:viewBox="0 0 2499 2304">
          <text:p/>
        </draw:connector>
        <draw:connector draw:style-name="gr3" draw:text-style-name="P1" draw:layer="layout" draw:type="line" svg:x1="2.883cm" svg:y1="4.497cm" svg:x2="5.206cm" svg:y2="4.484cm" draw:start-shape="id5" draw:start-glue-point="6" draw:end-shape="id1" draw:end-glue-point="10" svg:d="M2883 4497l2323-13" svg:viewBox="0 0 2324 14">
          <text:p/>
        </draw:connector>
        <draw:custom-shape draw:style-name="gr4" draw:text-style-name="P1" xml:id="id3" draw:id="id3" draw:layer="layout" svg:width="0.254cm" svg:height="0.254cm" svg:x="6.49cm" svg:y="2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0.254cm" svg:height="0.254cm" svg:x="2.634cm" svg:y="6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8.976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0.254cm" svg:height="0.254cm" svg:x="2.883cm" svg:y="4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166cm" svg:height="1.067cm" svg:x="3.399cm" svg:y="3.569cm">
          <draw:text-box>
            <text:p><text:span text:style-name="T1">d</text:span><text:span text:style-name="T2">ap</text:span></text:p>
          </draw:text-box>
        </draw:frame>
        <draw:frame draw:style-name="gr6" draw:text-style-name="P3" draw:layer="layout" svg:width="2.17cm" svg:height="0.89cm" svg:x="7.62cm" svg:y="1.015cm">
          <draw:text-box>
            <text:p><text:span text:style-name="T3">L</text:span><text:span text:style-name="T4"> = 0</text:span></text:p>
          </draw:text-box>
        </draw:frame>
        <draw:frame draw:style-name="gr6" draw:text-style-name="P4" draw:layer="layout" svg:width="6.497cm" svg:height="1.016cm" svg:x="-0.149cm" svg:y="8.383cm">
          <draw:text-box>
            <text:p><text:span text:style-name="T3">L</text:span><text:span text:style-name="T4"> = </text:span><text:span text:style-name="T3">m</text:span><text:span text:style-name="T4"> + </text:span><text:span text:style-name="T5">d</text:span><text:span text:style-name="T6">2</text:span><text:span text:style-name="T7">ap</text:span><text:span text:style-name="T8"> </text:span><text:span text:style-name="T9">- </text:span><text:span text:style-name="T10">d</text:span><text:span text:style-name="T11">2</text:span><text:span text:style-name="T12">an</text:span><text:span text:style-name="T13"> <text:s/></text:span></text:p>
          </draw:text-box>
        </draw:frame>
        <draw:frame draw:style-name="gr6" draw:text-style-name="P5" draw:layer="layout" svg:width="1.166cm" svg:height="1.067cm" svg:x="2.899cm" svg:y="4.769cm">
          <draw:text-box>
            <text:p><text:span text:style-name="T14">d</text:span><text:span text:style-name="T15">an</text:span></text:p>
          </draw:text-box>
        </draw:frame>
        <draw:frame draw:style-name="gr6" draw:text-style-name="P6" draw:layer="layout" svg:width="0.798cm" svg:height="0.818cm" svg:x="4.458cm" svg:y="3.64cm">
          <draw:text-box>
            <text:p><text:span text:style-name="T16">a</text:span></text:p>
          </draw:text-box>
        </draw:frame>
        <draw:frame draw:style-name="gr6" draw:text-style-name="P6" draw:layer="layout" svg:width="0.841cm" svg:height="0.818cm" svg:x="2.753cm" svg:y="6.431cm">
          <draw:text-box>
            <text:p><text:span text:style-name="T16">n</text:span></text:p>
          </draw:text-box>
        </draw:frame>
        <draw:frame draw:style-name="gr6" draw:text-style-name="P5" draw:layer="layout" svg:width="1.166cm" svg:height="1.067cm" svg:x="6.499cm" svg:y="3.569cm">
          <draw:text-box>
            <text:p><text:span text:style-name="T14">d</text:span><text:span text:style-name="T15">an</text:span></text:p>
          </draw:text-box>
        </draw:frame>
        <draw:frame draw:style-name="gr6" draw:text-style-name="P2" draw:layer="layout" svg:width="1.166cm" svg:height="1.067cm" svg:x="4.899cm" svg:y="2.569cm">
          <draw:text-box>
            <text:p><text:span text:style-name="T1">d</text:span><text:span text:style-name="T2">ap</text:span></text:p>
          </draw:text-box>
        </draw:frame>
        <draw:connector draw:style-name="gr7" draw:text-style-name="P1" draw:layer="layout" draw:type="line" svg:x1="4.762cm" svg:y1="6.535cm" svg:x2="5.079cm" svg:y2="4.357cm" draw:start-shape="id6" draw:start-glue-point="8" draw:end-shape="id1" draw:end-glue-point="4" svg:d="M4762 6535l317-2178" svg:viewBox="0 0 318 2179">
          <text:p/>
        </draw:connector>
        <draw:custom-shape draw:style-name="gr5" draw:text-style-name="P1" xml:id="id6" draw:id="id6" draw:layer="layout" svg:width="0.254cm" svg:height="0.254cm" svg:x="4.635cm" svg:y="6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1" draw:id="id1" draw:layer="layout" svg:width="0.254cm" svg:height="0.254cm" svg:x="4.952cm" svg:y="4.357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955cm" svg:height="0.972cm" svg:x="5.718cm" svg:y="1.849cm">
          <draw:text-box>
            <text:p><text:span text:style-name="T16">p</text:span><text:span text:style-name="T17">1</text:span></text:p>
          </draw:text-box>
        </draw:frame>
        <draw:frame draw:style-name="gr6" draw:text-style-name="P6" xml:id="id2" draw:id="id2" draw:layer="layout" svg:width="0.841cm" svg:height="0.818cm" svg:x="9.192cm" svg:y="2.54cm">
          <draw:text-box>
            <text:p><text:span text:style-name="T16">n</text:span></text:p>
          </draw:text-box>
        </draw:frame>
        <draw:line draw:style-name="gr9" draw:text-style-name="P1" draw:layer="layout" svg:x1="1.643cm" svg:y1="4.484cm" svg:x2="2.883cm" svg:y2="4.484cm">
          <text:p/>
        </draw:line>
        <draw:frame draw:style-name="gr6" draw:text-style-name="P6" draw:layer="layout" svg:width="0.955cm" svg:height="0.972cm" svg:x="2.519cm" svg:y="3.449cm">
          <draw:text-box>
            <text:p><text:span text:style-name="T16">p</text:span><text:span text:style-name="T17">2</text:span></text:p>
          </draw:text-box>
        </draw:frame>
        <draw:frame draw:style-name="gr6" draw:text-style-name="P6" draw:layer="layout" svg:width="0.997cm" svg:height="0.818cm" svg:x="1.725cm" svg:y="4.317cm">
          <draw:text-box>
            <text:p text:style-name="P8"><text:span text:style-name="T16">m</text:span></text:p>
          </draw:text-box>
        </draw:frame>
        <draw:line draw:style-name="gr9" draw:text-style-name="P1" draw:layer="layout" svg:x1="6.744cm" svg:y1="2.367cm" svg:x2="7.536cm" svg:y2="1.46cm">
          <text:p/>
        </draw:line>
        <draw:frame draw:style-name="gr6" draw:text-style-name="P6" draw:layer="layout" svg:width="0.997cm" svg:height="0.818cm" svg:x="6.877cm" svg:y="1.778cm">
          <draw:text-box>
            <text:p text:style-name="P8"><text:span text:style-name="T16">m</text:span></text:p>
          </draw:text-box>
        </draw:frame>
        <draw:custom-shape draw:style-name="gr1" draw:text-style-name="P1" draw:layer="layout" svg:width="6.858cm" svg:height="6.858cm" svg:x="1.651cm" svg:y="1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cmmi10" svg:font-family="cmmi10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668cm" fo:page-height="9.3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ns </meta:initial-creator>
    <meta:creation-date>2018-02-21T18:55:36.129991611</meta:creation-date>
    <dc:date>2019-03-11T14:02:35.067027553</dc:date>
    <meta:editing-duration>PT9M57S</meta:editing-duration>
    <meta:editing-cycles>10</meta:editing-cycles>
    <meta:generator>LibreOffice/4.2.8.2$Linux_X86_64 LibreOffice_project/420m0$Build-2</meta:generator>
    <dc:creator>joans </dc:creator>
    <meta:document-statistic meta:object-count="28"/>
  </office:meta>
</office:document-meta>
</file>